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10235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34154"/>
          <table:table-cell office:value-type="float" office:value="0.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7078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353869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98789"/>
          <table:table-cell office:value-type="float" office:value="0.1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45515"/>
          <table:table-cell office:value-type="float" office:value="0.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3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26574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28481"/>
          <table:table-cell office:value-type="float" office:value="0.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87887"/>
          <table:table-cell office:value-type="float" office:value="0.1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9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49525"/>
          <table:table-cell office:value-type="float" office:value="0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47344"/>
          <table:table-cell office:value-type="float" office:value="0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46333"/>
          <table:table-cell office:value-type="float" office:value="0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0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386073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4045"/>
          <table:table-cell office:value-type="float" office:value="0.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80816"/>
          <table:table-cell office:value-type="float" office:value="0.1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35095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1.0"/>
          <table:table-cell office:value-type="float" office:value="4594.0"/>
          <table:table-cell office:value-type="float" office:value="12984.0"/>
          <table:table-cell office:value-type="float" office:value="98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81633"/>
          <table:table-cell office:value-type="float" office:value="0.087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46.0"/>
          <table:table-cell office:value-type="float" office:value="4594.0"/>
          <table:table-cell office:value-type="float" office:value="12984.0"/>
          <table:table-cell office:value-type="float" office:value="102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7529"/>
          <table:table-cell office:value-type="float" office:value="29.541"/>
          <table:table-cell office:value-type="float" office:value="29.45"/>
          <table:table-cell office:value-type="float" office:value="1100915.0"/>
          <table:table-cell office:value-type="float" office:value="0.0"/>
          <table:table-cell office:value-type="float" office:value="1020.0"/>
          <table:table-cell office:value-type="float" office:value="85690.0"/>
          <table:table-cell office:value-type="float" office:value="1186781.0"/>
          <table:table-cell office:value-type="float" office:value="3585.0"/>
          <table:table-cell office:value-type="float" office:value="9461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38101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32406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12412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20351"/>
          <table:table-cell office:value-type="float" office:value="0.222"/>
          <table:table-cell office:value-type="float" office:value="0.16"/>
          <table:table-cell office:value-type="float" office:value="2757.0"/>
          <table:table-cell office:value-type="float" office:value="0.0"/>
          <table:table-cell office:value-type="float" office:value="40.0"/>
          <table:table-cell office:value-type="float" office:value="1668.0"/>
          <table:table-cell office:value-type="float" office:value="4542.0"/>
          <table:table-cell office:value-type="float" office:value="4594.0"/>
          <table:table-cell office:value-type="float" office:value="12996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1044"/>
          <table:table-cell office:value-type="float" office:value="0.9"/>
          <table:table-cell office:value-type="float" office:value="0.82"/>
          <table:table-cell office:value-type="float" office:value="57988.0"/>
          <table:table-cell office:value-type="float" office:value="0.0"/>
          <table:table-cell office:value-type="float" office:value="126.0"/>
          <table:table-cell office:value-type="float" office:value="8251.0"/>
          <table:table-cell office:value-type="float" office:value="66245.0"/>
          <table:table-cell office:value-type="float" office:value="4594.0"/>
          <table:table-cell office:value-type="float" office:value="12996.0"/>
          <table:table-cell office:value-type="float" office:value="102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7.63"/>
          <table:table-cell office:value-type="float" office:value="1187.375"/>
          <table:table-cell office:value-type="float" office:value="1187.29"/>
          <table:table-cell office:value-type="float" office:value="46440704.0"/>
          <table:table-cell office:value-type="float" office:value="0.0"/>
          <table:table-cell office:value-type="float" office:value="28667.0"/>
          <table:table-cell office:value-type="float" office:value="3844358.0"/>
          <table:table-cell office:value-type="float" office:value="50285417.0"/>
          <table:table-cell office:value-type="float" office:value="3585.0"/>
          <table:table-cell office:value-type="float" office:value="9473.0"/>
          <table:table-cell office:value-type="float" office:value="1018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98264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29541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91799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21274"/>
          <table:table-cell office:value-type="float" office:value="0.082"/>
          <table:table-cell office:value-type="float" office:value="0.02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244.0"/>
          <table:table-cell office:value-type="float" office:value="659.0"/>
          <table:table-cell office:value-type="float" office:value="4594.0"/>
          <table:table-cell office:value-type="float" office:value="12989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366475"/>
          <table:table-cell office:value-type="float" office:value="0.091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386.0"/>
          <table:table-cell office:value-type="float" office:value="4594.0"/>
          <table:table-cell office:value-type="float" office:value="12989.0"/>
          <table:table-cell office:value-type="float" office:value="85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.6801"/>
          <table:table-cell office:value-type="float" office:value="56.437"/>
          <table:table-cell office:value-type="float" office:value="56.35"/>
          <table:table-cell office:value-type="float" office:value="2659183.0"/>
          <table:table-cell office:value-type="float" office:value="0.0"/>
          <table:table-cell office:value-type="float" office:value="2653.0"/>
          <table:table-cell office:value-type="float" office:value="314805.0"/>
          <table:table-cell office:value-type="float" office:value="2974078.0"/>
          <table:table-cell office:value-type="float" office:value="3585.0"/>
          <table:table-cell office:value-type="float" office:value="9466.0"/>
          <table:table-cell office:value-type="float" office:value="1018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